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4.199cm" draw:shadow="visible" draw:shadow-offset-x="0.102cm" draw:shadow-offset-y="0.102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4.199cm" draw:shadow="visible" draw:shadow-offset-x="0.102cm" draw:shadow-offset-y="0.102cm"/>
    </style:style>
    <style:style style:name="gr5" style:family="graphic" style:parent-style-name="standard">
      <style:graphic-properties draw:stroke="none" svg:stroke-color="#000000" draw:fill="none" draw:fill-color="#ffffff" fo:min-height="3.94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8.45cm" fo:min-width="6.231cm" draw:shadow="visible" draw:shadow-offset-x="0.102cm" draw:shadow-offset-y="0.102cm"/>
    </style:style>
    <style:style style:name="gr7" style:family="graphic" style:parent-style-name="standard">
      <style:graphic-properties draw:stroke="none" svg:stroke-color="#000000" draw:fill="none" draw:fill-color="#ffffff" fo:min-height="2.72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4.961cm" draw:shadow="visible" draw:shadow-offset-x="0.102cm" draw:shadow-offset-y="0.102cm"/>
    </style:style>
    <style:style style:name="gr9" style:family="graphic" style:parent-style-name="standard">
      <style:graphic-properties draw:stroke="none" svg:stroke-color="#000000" draw:fill="none" draw:fill-color="#ffffff" fo:min-height="3.8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cm" fo:margin-bottom="0.203cm"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margin-top="0cm" fo:margin-bottom="0.203cm" fo:text-align="center" style:writing-mode="lr-tb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128cm" svg:y1="4.492cm" svg:x2="19.034cm" svg:y2="4.492cm">
            <text:p/>
          </draw:line>
          <draw:g>
            <draw:custom-shape draw:style-name="gr2" draw:text-style-name="P2" draw:layer="layout" svg:width="4.699cm" svg:height="4.572cm" svg:x="4.429cm" svg:y="2.20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5.715cm" svg:height="3.81cm" svg:x="3.921cm" svg:y="2.587cm">
              <draw:text-box>
                <text:p text:style-name="P3"><text:span text:style-name="T1">Airline</text:span></text:p>
                <text:p text:style-name="P4"><text:span text:style-name="T2">Carrier Code</text:span></text:p>
                <text:p text:style-name="P4"><text:span text:style-name="T2">Airline Name</text:span></text:p>
                <text:p text:style-name="P4"><text:span text:style-name="T2">Description</text:span></text:p>
                <text:p text:style-name="P4"><text:span text:style-name="T2">Address</text:span></text:p>
              </draw:text-box>
            </draw:frame>
          </draw:g>
          <draw:g>
            <draw:custom-shape draw:style-name="gr4" draw:text-style-name="P2" draw:layer="layout" svg:width="4.699cm" svg:height="4.953cm" svg:x="11.478cm" svg:y="2.016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4.699cm" svg:height="4.191cm" svg:x="11.478cm" svg:y="2.397cm">
              <draw:text-box>
                <text:p text:style-name="P3"><text:span text:style-name="T1">Flight</text:span></text:p>
                <text:p text:style-name="P4"><text:span text:style-name="T2">Flight Number</text:span></text:p>
                <text:p text:style-name="P4"><text:span text:style-name="T2">Carrier Code</text:span></text:p>
                <text:p text:style-name="P4"><text:span text:style-name="T2">Aircraft</text:span></text:p>
                <text:p text:style-name="P4"><text:span text:style-name="T2">From</text:span></text:p>
                <text:p text:style-name="P4"><text:span text:style-name="T2">To</text:span></text:p>
              </draw:text-box>
            </draw:frame>
          </draw:g>
          <draw:g>
            <draw:custom-shape draw:style-name="gr2" draw:text-style-name="P2" draw:layer="layout" svg:width="4.699cm" svg:height="4.572cm" svg:x="18.526cm" svg:y="2.20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5" draw:layer="layout" svg:width="5.715cm" svg:height="3.81cm" svg:x="18.018cm" svg:y="2.587cm">
              <draw:text-box>
                <text:p text:style-name="P3"><text:span text:style-name="T1">Schedule</text:span></text:p>
                <text:p text:style-name="P4"><text:span text:style-name="T2">Flight Number</text:span></text:p>
                <text:p text:style-name="P4"><text:span text:style-name="T2">Day</text:span></text:p>
                <text:p text:style-name="P4"><text:span text:style-name="T2">Departure Time</text:span></text:p>
                <text:p text:style-name="P4"><text:span text:style-name="T2">Arrival Time</text:span></text:p>
              </draw:text-box>
            </draw:frame>
          </draw:g>
        </draw:g>
        <draw:g>
          <draw:custom-shape draw:style-name="gr6" draw:text-style-name="P2" draw:layer="layout" svg:width="6.731cm" svg:height="8.7cm" svg:x="3.159cm" svg:y="10.0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3.683cm" svg:height="2.987cm" svg:x="4.556cm" svg:y="10.461cm">
            <draw:text-box>
              <text:p text:style-name="P3"><text:span text:style-name="T1">Route</text:span></text:p>
              <text:p text:style-name="P4"><text:span text:style-name="T2">From</text:span></text:p>
              <text:p text:style-name="P4"><text:span text:style-name="T2">To</text:span></text:p>
              <text:p text:style-name="P4"><text:span text:style-name="T2"/></text:p>
            </draw:text-box>
          </draw:frame>
          <draw:g>
            <draw:custom-shape draw:style-name="gr8" draw:text-style-name="P2" draw:layer="layout" svg:width="5.461cm" svg:height="4.953cm" svg:x="3.794cm" svg:y="13.192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5" draw:layer="layout" svg:width="5.715cm" svg:height="4.097cm" svg:x="3.667cm" svg:y="13.573cm">
              <draw:text-box>
                <text:p text:style-name="P3"><text:span text:style-name="T1">Schedule [ ]</text:span></text:p>
                <text:p text:style-name="P4"><text:span text:style-name="T2">Flight Number,</text:span></text:p>
                <text:p text:style-name="P4"><text:span text:style-name="T2">Airline,</text:span></text:p>
                <text:p text:style-name="P4"><text:span text:style-name="T2">Day,</text:span></text:p>
                <text:p text:style-name="P4"><text:span text:style-name="T2">Departure Time,</text:span></text:p>
                <text:p text:style-name="P4"><text:span text:style-name="T2">Arrival Time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19T09:19:31.392159000</meta:creation-date>
    <dc:date>2018-04-19T09:33:29.130589000</dc:date>
    <meta:editing-duration>PT3M46S</meta:editing-duration>
    <meta:editing-cycles>1</meta:editing-cycles>
    <meta:generator>LibreOffice/6.3.2.2$MacOSX_X86_64 LibreOffice_project/98b30e735bda24bc04ab42594c85f7fd8be07b9c</meta:generator>
    <meta:document-statistic meta:object-count="17"/>
  </office:meta>
</office:document-meta>
</file>